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2E20980D8C405F5F.png" manifest:media-type="image/png"/>
  <manifest:file-entry manifest:full-path="Pictures/10000001000000900000009082BDF1D493FF6C21.png" manifest:media-type="image/png"/>
  <manifest:file-entry manifest:full-path="Pictures/100000010000032F000003844C5B6441802645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111111" draw:marker-start-width="0.228cm" draw:marker-end-width="0.228cm" draw:fill="none" loext:fill-use-slide-background="false" draw:textarea-horizontal-align="justify" draw:textarea-vertical-align="middle" draw:auto-grow-height="false" fo:min-height="2.45cm" fo:min-width="18.5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cm" svg:stroke-color="#dddddd" draw:fill-color="#eeeeee" draw:textarea-horizontal-align="justify" draw:textarea-vertical-align="middle" draw:auto-grow-height="false" fo:min-height="3.25cm" fo:min-width="18.5cm"/>
    </style:style>
    <style:style style:name="gr3" style:family="graphic" style:parent-style-name="standard">
      <style:graphic-properties draw:stroke="none" svg:stroke-color="#cccccc" draw:fill="solid" draw:fill-color="#ffffff" loext:fill-use-slide-background="false" draw:textarea-horizontal-align="justify" draw:textarea-vertical-align="middle" draw:auto-grow-height="false" fo:min-height="2.25cm" fo:min-width="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style:font-name="DejaVu Serif" fo:font-size="14pt" style:font-size-asian="14pt" style:font-size-complex="14pt"/>
    </style:style>
    <style:style style:name="T1" style:family="text">
      <style:text-properties fo:color="#333333" loext:opacity="100%" style:font-name="DejaVu Serif" fo:font-size="10pt" style:font-size-asian="10pt" style:font-size-complex="10pt"/>
    </style:style>
    <style:style style:name="T2" style:family="text">
      <style:text-properties fo:color="#333333" loext:opacity="100%" style:font-name="DejaVu Serif" fo:font-size="10.5pt" style:font-size-asian="10.5pt" style:font-size-complex="10.5pt"/>
    </style:style>
    <style:style style:name="T3" style:family="text">
      <style:text-properties style:font-name="DejaVu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.5cm" svg:x="1cm" svg:y="5.0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2.5cm" svg:x="1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4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4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7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7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0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0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3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3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6.715cm" svg:y="5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6.916cm" svg:y="5.72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4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7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0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3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6.9cm" svg:y="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3.5cm" svg:x="1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2.5cm" svg:x="1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4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4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7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7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0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0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3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3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6.715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6.916cm" svg:y="13.204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4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7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0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3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6.9cm" svg:y="9.48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3.5cm" svg:x="1cm" svg:y="20.0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2.5cm" svg:x="1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4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4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7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7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0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0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3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3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2.5cm" svg:x="16.715cm" svg:y="20.51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cm" svg:height="2.1cm" svg:x="16.916cm" svg:y="20.722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4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7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0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3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2.1cm" svg:height="2.1cm" svg:x="16.9cm" svg:y="17cm">
          <draw:image xlink:href="Pictures/100000010000032F000003844C5B64418026455F.png" xlink:type="simple" xlink:show="embed" xlink:actuate="onLoad" draw:mime-type="image/png">
            <text:p/>
          </draw:image>
        </draw:frame>
        <draw:frame draw:style-name="gr4" draw:text-style-name="P1" draw:layer="layout" svg:width="0.609cm" svg:height="0.609cm" svg:x="2cm" svg:y="26.574cm">
          <draw:image xlink:href="Pictures/10000001000000900000009082BDF1D493FF6C21.png" xlink:type="simple" xlink:show="embed" xlink:actuate="onLoad" draw:mime-type="image/png">
            <text:p/>
          </draw:image>
        </draw:frame>
        <draw:frame draw:style-name="gr5" draw:text-style-name="P4" draw:layer="layout" svg:width="4.193cm" svg:height="0.662cm" svg:x="2.5cm" svg:y="26.5cm">
          <draw:text-box>
            <text:p><text:span text:style-name="T1">@ordinobsolete2035</text:span></text:p>
          </draw:text-box>
        </draw:frame>
        <draw:frame draw:style-name="gr6" draw:text-style-name="P5" draw:layer="layout" svg:width="3.491cm" svg:height="0.683cm" svg:x="2.509cm" svg:y="27.433cm">
          <draw:text-box>
            <text:p><text:span text:style-name="T2">ordinobsolete.fr</text:span></text:p>
          </draw:text-box>
        </draw:frame>
        <draw:frame draw:style-name="gr4" draw:text-style-name="P1" draw:layer="layout" svg:width="0.636cm" svg:height="0.636cm" svg:x="2cm" svg:y="27.48cm">
          <draw:image xlink:href="Pictures/1000000100000080000000802E20980D8C405F5F.png" xlink:type="simple" xlink:show="embed" xlink:actuate="onLoad" draw:mime-type="image/png">
            <text:p/>
          </draw:image>
        </draw:frame>
        <draw:frame draw:style-name="gr7" draw:text-style-name="P6" draw:layer="layout" svg:width="3.914cm" svg:height="0.78cm" svg:x="15.25cm" svg:y="27.5cm">
          <draw:text-box>
            <text:p><text:span text:style-name="T3">AMD Sempr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1:20:04.085579713</meta:creation-date>
    <meta:editing-duration>PT4H54M41S</meta:editing-duration>
    <meta:editing-cycles>125</meta:editing-cycles>
    <meta:generator>LibreOffice/7.4.7.2$Linux_X86_64 LibreOffice_project/40$Build-2</meta:generator>
    <dc:date>2025-02-08T14:56:14.870935210</dc:date>
    <meta:document-statistic meta:object-count="63"/>
  </office:meta>
</office:document-meta>
</file>